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.25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.25cm" fo:margin-bottom="0.499cm" style:contextual-spacing="false"/>
    </style:style>
    <style:style style:name="P3" style:family="paragraph" style:parent-style-name="Text_20_body" style:list-style-name="L1">
      <style:paragraph-properties fo:margin-top="0.25cm" fo:margin-bottom="0.499cm" style:contextual-spacing="false"/>
    </style:style>
    <style:style style:name="P4" style:family="paragraph" style:parent-style-name="Text_20_body">
      <style:paragraph-properties fo:margin-top="0.25cm" fo:margin-bottom="0.499cm" style:contextual-spacing="false"/>
      <style:text-properties officeooo:paragraph-rsid="005380d3"/>
    </style:style>
    <style:style style:name="P5" style:family="paragraph" style:parent-style-name="Text_20_body" style:list-style-name="L2">
      <style:paragraph-properties fo:margin-top="0.25cm" fo:margin-bottom="0.499cm" style:contextual-spacing="false"/>
    </style:style>
    <style:style style:name="T1" style:family="text">
      <style:text-properties fo:font-size="14pt" officeooo:rsid="0042820b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normal" officeooo:rsid="005380d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all to Worship</text:span></text:span><text:span text:style-name="T1"> (Rev 5:9-10) / </text:span><text:span text:style-name="Strong_20_Emphasis"><text:span text:style-name="T1">Opening prayer</text:span></text:span><text:span text:style-name="T1"> (Douglas M)</text:span></text:p>
      <text:p text:style-name="P2"><text:span text:style-name="Strong_20_Emphasis">Praise</text:span>: <text:span text:style-name="Emphasis">Name of All Majesty</text:span> Rejoice! 151</text:p>
      <text:p text:style-name="P2"><text:span text:style-name="Strong_20_Emphasis">Announcements</text:span> (John A)</text:p>
      <text:list text:style-name="L1">
        <text:list-item>
          <text:p text:style-name="P3">Special Morning Tea: hot cross buns</text:p>
        </text:list-item>
      </text:list>
      <text:p text:style-name="P2"><text:span text:style-name="Strong_20_Emphasis">Bible Reading</text:span>: Galatians 1:1-12 (Callum H)</text:p>
      <text:p text:style-name="P2"><text:span text:style-name="Strong_20_Emphasis">Praise</text:span>: <text:span text:style-name="T2">Show Us Christ</text:span></text:p>
      <text:p text:style-name="P2"><text:span text:style-name="Strong_20_Emphasis">HCCC video</text:span> (John A to introduce)</text:p>
      <text:p text:style-name="P2"><text:span text:style-name="Strong_20_Emphasis">Offering (HCCC) and Prayer</text:span> (music to play during offering)</text:p>
      <text:p text:style-name="P2"><text:span text:style-name="Strong_20_Emphasis">Sermon</text:span>: "A Double Blessing from the Cross” Galatians 1:4 (DM)</text:p>
      <text:p text:style-name="P2"><text:span text:style-name="Strong_20_Emphasis">Praise</text:span>: <text:span text:style-name="T2">I will glory in my Redeemer</text:span></text:p>
      <text:p text:style-name="P2"><text:span text:style-name="Strong_20_Emphasis">Benediction</text:span> (DM)</text:p>
      <text:p text:style-name="P2"><text:span text:style-name="Strong_20_Emphasis"/></text:p>
      <text:p text:style-name="P4"><text:span text:style-name="Strong_20_Emphasis">Sermon Outline <text:s/>“ A Double Blessing from the Cross” <text:s/></text:span><text:span text:style-name="Strong_20_Emphasis"><text:span text:style-name="T3">(</text:span></text:span><text:span text:style-name="Strong_20_Emphasis"><text:span text:style-name="T4">Galatians 1:4</text:span></text:span><text:span text:style-name="Strong_20_Emphasis"><text:span text:style-name="T3">)</text:span></text:span></text:p>
      <text:p text:style-name="P2">Introduction</text:p>
      <text:list text:style-name="L2">
        <text:list-item>
          <text:p text:style-name="P5">He gave himself for our sins</text:p>
        </text:list-item>
        <text:list-item>
          <text:p text:style-name="P5">To deliver us out of this present evil age</text:p>
        </text:list-item>
      </text:list>
      <text:p text:style-name="P2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380d3"/>
    </style:style>
    <style:style style:name="MT2" style:family="text">
      <style:text-properties officeooo:rsid="00495328"/>
    </style:style>
    <style:style style:name="MT3" style:family="text">
      <style:text-properties officeooo:rsid="004c95cc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8</text:span><text:span text:style-name="MT2">th</text:span> <text:span text:style-name="MT3">April</text:span><text:span text:style-name="MT4"> 2025 </text:span><text:span text:style-name="MT1">Good Frida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4-15T12:26:25.516989911</dc:date>
    <meta:editing-duration>PT6H36M11S</meta:editing-duration>
    <meta:editing-cycles>46</meta:editing-cycles>
    <meta:generator>LibreOffice/24.8.6.2$Linux_X86_64 LibreOffice_project/d50be90c1d90f0f90a5235ffcbbafbbfa38a83c2</meta:generator>
    <meta:print-date>2024-02-03T21:06:33.278074986</meta:print-date>
    <meta:document-statistic meta:table-count="0" meta:image-count="0" meta:object-count="0" meta:page-count="1" meta:paragraph-count="17" meta:word-count="109" meta:character-count="629" meta:non-whitespace-character-count="538"/>
  </office:meta>
</office:document-meta>
</file>